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1b0073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e60006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936184024000000pt"/>
    </style:style>
    <style:style style:name="gr5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1.000000000000000pt"/>
    </style:style>
    <style:style style:name="gr6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897968008000000pt"/>
    </style:style>
    <style:style style:name="gr7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1.215703968000000pt"/>
    </style:style>
    <style:style style:name="gr8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1.619256016000000pt"/>
    </style:style>
    <style:style style:name="gr9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878176024000000pt"/>
    </style:style>
    <style:style style:name="gr10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948847010000000pt"/>
    </style:style>
    <style:style style:name="gr11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893396000000000pt"/>
    </style:style>
    <style:style style:name="gr12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643731216000000pt"/>
    </style:style>
    <style:style style:name="gr13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643735216000000pt"/>
    </style:style>
    <style:style style:name="gr14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1.243408016000000pt"/>
    </style:style>
    <style:style style:name="gr15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1.564568040000000pt"/>
    </style:style>
    <style:style style:name="gr16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918861010000000pt"/>
    </style:style>
    <style:style style:name="gr17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831840040000000pt"/>
    </style:style>
    <style:style style:name="gr18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832127952000000pt"/>
    </style:style>
    <style:style style:name="gr19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712524990000000pt"/>
    </style:style>
    <style:style style:name="gr20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942800048000000pt"/>
    </style:style>
    <style:style style:name="gr21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942319968000000pt"/>
    </style:style>
    <style:style style:name="gr22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1.309424016000000pt"/>
    </style:style>
    <style:style style:name="gr23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1.639455984000000pt"/>
    </style:style>
    <style:style style:name="gr24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891623020000000pt"/>
    </style:style>
    <style:style style:name="gr25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643732024000000pt"/>
    </style:style>
    <style:style style:name="gr26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959331990000000pt"/>
    </style:style>
    <style:style style:name="gr27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897857000000000pt"/>
    </style:style>
    <style:style style:name="gr28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911462020000000pt"/>
    </style:style>
    <style:style style:name="gr29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936437990000000pt"/>
    </style:style>
    <style:style style:name="gr30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968741990000000pt"/>
    </style:style>
    <style:style style:name="gr31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1.029730030000000pt"/>
    </style:style>
    <style:style style:name="gr32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840771010000000pt"/>
    </style:style>
    <style:style style:name="gr33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956680008000000pt"/>
    </style:style>
    <style:style style:name="gr34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960919952000000pt"/>
    </style:style>
    <style:style style:name="gr35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2.822224048000000pt"/>
    </style:style>
    <style:style style:name="gr36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2.091967968000000pt"/>
    </style:style>
    <style:style style:name="gr37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2.706608008000000pt"/>
    </style:style>
    <style:style style:name="gr38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4.770280072000000pt"/>
    </style:style>
    <style:style style:name="gr39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6.656871792000000pt"/>
    </style:style>
    <style:style style:name="gr40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4.076480104000000pt"/>
    </style:style>
    <style:style style:name="gr41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2.921183968000000pt"/>
    </style:style>
    <style:style style:name="gr42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2.578191944000000pt"/>
    </style:style>
    <style:style style:name="gr43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3.373096088000000pt"/>
    </style:style>
    <style:style style:name="gr44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0.980447960000000pt"/>
    </style:style>
    <style:style style:name="gr45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1.263103960000000pt"/>
    </style:style>
    <style:style style:name="gr46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1.919584080000000pt"/>
    </style:style>
    <style:style style:name="gr47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1.752335928000000pt"/>
    </style:style>
    <style:style style:name="gr48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4.997224048000001pt"/>
    </style:style>
    <style:style style:name="gr49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2.521575928000000pt"/>
    </style:style>
    <style:style style:name="gr50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2.301840016000000pt"/>
    </style:style>
    <style:style style:name="gr51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3.804135896000000pt"/>
    </style:style>
    <style:style style:name="gr52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3.472671888000000pt"/>
    </style:style>
    <style:style style:name="gr53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4.561663816000000pt"/>
    </style:style>
    <style:style style:name="gr54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4.354776000000000pt"/>
    </style:style>
    <style:style style:name="gr55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3.527775952000000pt"/>
    </style:style>
    <style:style style:name="gr56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1.166592024000000pt"/>
    </style:style>
    <style:style style:name="gr57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e60000" svg:stroke-opacity="1" svg:stroke-width="2.440488056000000pt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815" draw:layer="" svg:width="150.00000000000pt" svg:height="100.00000000000pt"/>
          <draw:rect draw:style-name="gr3" draw:id="shape3" draw:name="rect837" draw:layer="" svg:width="150.00000000000pt" svg:height="50.00000320000pt" svg:x="0.00000000000pt" svg:y="25.00004880000pt"/>
          <draw:g draw:style-name="gr1" draw:id="shape4" draw:name="g1595" svg:y="25.55899899280pt">
            <draw:rect draw:style-name="gr4" draw:id="shape5" draw:name="rect1035" draw:layer="" svg:width="252.28347200000pt" svg:height="40.79378960000pt" draw:transform="matrix(0.25198413000 0.00000000000 0.00000000000 0.25198413000 43.21428850134pt 48.45194570366pt)"/>
            <draw:path draw:style-name="gr5" draw:id="shape6" draw:name="path632" draw:layer="" svg:width="256.00000000000pt" svg:height="12.00000000000pt" draw:transform="matrix(0.25669648522 0.00000000000 0.00000000000 0.20155656194 42.14289209645pt 58.73129357272pt)" svg:viewBox="0 0 256 12" svg:d="M4 0L0 12L256 12L252 0Z" koffice:nodeTypes="ccccc"/>
            <draw:path draw:style-name="gr6" draw:id="shape7" draw:name="path982" draw:layer="" svg:width="48.00000000000pt" svg:height="12.00000000000pt" draw:transform="matrix(0.31142340651 0.00000000000 0.00000000000 0.20155656194 92.14285538853pt 58.73138025526pt)" svg:viewBox="0 0 48 12" svg:d="M4 0L0 12L48 12L44 0Z" koffice:nodeTypes="ccccc"/>
            <draw:path draw:style-name="gr7" draw:id="shape8" draw:name="path983" draw:layer="" svg:width="48.00000000000pt" svg:height="12.00000000000pt" draw:transform="matrix(0.15684777370 0.00000000000 0.00000000000 0.20155656194 96.36400080413pt 58.73138025526pt)" svg:viewBox="0 0 48 12" svg:d="M4 0L0 12L48 12L44 0Z" koffice:nodeTypes="ccccc"/>
            <draw:path draw:style-name="gr8" draw:id="shape9" draw:name="path984" draw:layer="" svg:width="48.00000000000pt" svg:height="12.00000000000pt" draw:transform="matrix(0.10137094764 0.00000000000 0.00000000000 0.20155656194 97.69996018520pt 58.73138025526pt)" svg:viewBox="0 0 48 12" svg:d="M4 0L0 12L48 12L44 0Z" koffice:nodeTypes="ccccc"/>
            <draw:path draw:style-name="gr9" draw:id="shape10" draw:name="path636" draw:layer="" svg:width="48.00000000000pt" svg:height="12.00000000000pt" draw:transform="matrix(0.32738105749 0.00000000000 0.00000000000 0.20155656194 67.14285670836pt 58.73133792192pt)" svg:viewBox="0 0 48 12" svg:d="M4 0L0 12L48 12L44 0Z" koffice:nodeTypes="ccccc"/>
            <draw:rect draw:style-name="gr10" draw:id="shape11" draw:name="rect976" draw:layer="" svg:width="255.11811200000pt" svg:height="9.59857760000pt" draw:transform="matrix(0.25198413000 0.00000000000 0.00000000000 0.25198413000 42.85714232246pt 48.29564095575pt)"/>
            <draw:g draw:style-name="gr1" draw:id="shape12" draw:name="g1527" svg:y="22.75559762792pt">
              <draw:rect draw:style-name="gr11" draw:id="shape13" draw:name="rect1001" draw:layer="" svg:width="49.99999360000pt" svg:height="40.63382880000pt" draw:transform="matrix(0.25198413000 0.00000000000 0.00000000000 0.25198413000 93.29287265626pt 48.47378164043pt)"/>
              <draw:rect draw:style-name="gr12" draw:id="shape14" draw:name="rect637" draw:layer="" svg:width="4.99998096000pt" svg:height="21.58908560000pt" draw:transform="matrix(0.25198413000 0.00000000000 0.00000000000 0.25198413000 102.30561927206pt 53.27215859309pt)"/>
              <draw:rect draw:style-name="gr13" draw:id="shape15" draw:name="rect639" draw:layer="" svg:width="5.00010568000pt" svg:height="21.58908560000pt" draw:transform="matrix(0.25198413000 0.00000000000 0.00000000000 0.25198413000 96.76190592000pt 53.27207412801pt)"/>
            </draw:g>
            <draw:g draw:style-name="gr1" draw:id="shape16" draw:name="g1517" svg:y="20.27824062990pt">
              <draw:path draw:style-name="gr14" draw:id="shape17" draw:name="path637" draw:layer="" svg:width="48.00000000000pt" svg:height="12.00000000000pt" draw:transform="matrix(0.16444761506 0.00000000000 0.00000000000 0.20155656194 71.01060748481pt 58.73133792192pt)" svg:viewBox="0 0 48 12" svg:d="M4 0L0 12L48 12L44 0Z" koffice:nodeTypes="ccccc"/>
              <draw:path draw:style-name="gr15" draw:id="shape18" draw:name="path638" draw:layer="" svg:width="48.00000000000pt" svg:height="12.00000000000pt" draw:transform="matrix(0.10314063219 0.00000000000 0.00000000000 0.20155656194 72.52473375690pt 58.73129357272pt)" svg:viewBox="0 0 48 12" svg:d="M4 0L0 12L48 12L44 0Z" koffice:nodeTypes="ccccc"/>
              <draw:rect draw:style-name="gr16" draw:id="shape19" draw:name="rect1003" draw:layer="" svg:width="52.68345920000pt" svg:height="40.79380160000pt" draw:transform="matrix(0.25198413000 0.00000000000 0.00000000000 0.25198413000 68.29814548409pt 48.45191949731pt)"/>
              <draw:rect draw:style-name="gr17" draw:id="shape20" draw:name="rect683" draw:layer="" svg:width="4.99987104000pt" svg:height="21.58908560000pt" draw:transform="matrix(0.25198413000 0.00000000000 0.00000000000 0.25198413000 78.87499388052pt 53.27119440102pt)"/>
              <draw:rect draw:style-name="gr18" draw:id="shape21" draw:name="rect686" draw:layer="" svg:width="5.00344808000pt" svg:height="21.58908560000pt" draw:transform="matrix(0.25198413000 0.00000000000 0.00000000000 0.25198413000 70.10713955336pt 53.27073296768pt)"/>
              <draw:rect draw:style-name="gr19" draw:id="shape22" draw:name="rect687" draw:layer="" svg:width="25.51182880000pt" svg:height="50.65569440000pt" draw:transform="matrix(0.25198413000 0.00000000000 0.00000000000 0.25198413000 71.78571470044pt 45.96419710245pt)"/>
              <draw:rect draw:style-name="gr17" draw:id="shape23" draw:name="rect684" draw:layer="" svg:width="4.99987104000pt" svg:height="21.58908560000pt" draw:transform="matrix(0.25198413000 0.00000000000 0.00000000000 0.25198413000 76.60713671052pt 53.27084363911pt)"/>
              <draw:rect draw:style-name="gr18" draw:id="shape24" draw:name="rect685" draw:layer="" svg:width="5.00344808000pt" svg:height="21.58908560000pt" draw:transform="matrix(0.25198413000 0.00000000000 0.00000000000 0.25198413000 72.37660337418pt 53.27108514070pt)"/>
              <draw:path draw:style-name="gr5" draw:id="shape25" draw:name="path759" draw:layer="" svg:width="22.76168764688pt" svg:height="18.55502822265pt" draw:transform="matrix(0.25198413000 0.00000000000 0.00000000000 0.21331414144 72.20454054672pt 48.01471822763pt)" svg:viewBox="0 0 23 19" svg:d="M0 0L11.0555 18.555L22.7617 0Z" koffice:nodeTypes="cccc"/>
            </draw:g>
            <draw:rect draw:style-name="gr20" draw:id="shape26" draw:name="rect1033" draw:layer="" svg:width="14.17323600000pt" svg:height="50.39234000000pt" draw:transform="matrix(0.25198413000 0.00000000000 0.00000000000 0.25198413000 98.29286876372pt 48.45196384651pt)"/>
            <draw:rect draw:style-name="gr21" draw:id="shape27" draw:name="rect1034" draw:layer="" svg:width="9.43936640000pt" svg:height="50.39234640000pt" draw:transform="matrix(0.25198413000 0.00000000000 0.00000000000 0.25198413000 98.88572694542pt 48.45194570366pt)"/>
            <draw:g draw:style-name="gr1" draw:id="shape28" draw:name="g1508" svg:y="22.72500727428pt">
              <draw:path draw:style-name="gr6" draw:id="shape29" draw:name="path635" draw:layer="" svg:width="48.00000000000pt" svg:height="12.00000000000pt" draw:transform="matrix(0.31145818031 0.00000000000 0.00000000000 0.20155656194 42.77639451197pt 58.73138025526pt)" svg:viewBox="0 0 48 12" svg:d="M4 0L0 12L48 12L44 0Z" koffice:nodeTypes="ccccc"/>
              <draw:path draw:style-name="gr22" draw:id="shape30" draw:name="path634" draw:layer="" svg:width="48.00000000000pt" svg:height="12.00000000000pt" draw:transform="matrix(0.14642873390 0.00000000000 0.00000000000 0.20155656194 46.42976726998pt 58.73138025526pt)" svg:viewBox="0 0 48 12" svg:d="M4 0L0 12L48 12L44 0Z" koffice:nodeTypes="ccccc"/>
              <draw:path draw:style-name="gr23" draw:id="shape31" draw:name="path633" draw:layer="" svg:width="48.00000000000pt" svg:height="12.00000000000pt" draw:transform="matrix(0.09342790390 0.00000000000 0.00000000000 0.20155656194 47.68401726912pt 58.73138025526pt)" svg:viewBox="0 0 48 12" svg:d="M4 0L0 12L48 12L44 0Z" koffice:nodeTypes="ccccc"/>
              <draw:rect draw:style-name="gr24" draw:id="shape32" draw:name="rect1000" draw:layer="" svg:width="49.60630480000pt" svg:height="40.79378960000pt" draw:transform="matrix(0.25198413000 0.00000000000 0.00000000000 0.25198413000 43.92857682735pt 48.45196787826pt)"/>
              <draw:rect draw:style-name="gr25" draw:id="shape33" draw:name="rect635" draw:layer="" svg:width="4.99991032000pt" svg:height="21.58908560000pt" draw:transform="matrix(0.25198413000 0.00000000000 0.00000000000 0.25198413000 46.36507588825pt 53.27251701532pt)"/>
              <draw:rect draw:style-name="gr25" draw:id="shape34" draw:name="rect638" draw:layer="" svg:width="5.00000800000pt" svg:height="21.58908560000pt" draw:transform="matrix(0.25198413000 0.00000000000 0.00000000000 0.25198413000 52.16070886238pt 53.27266780262pt)"/>
              <draw:rect draw:style-name="gr20" draw:id="shape35" draw:name="rect986" draw:layer="" svg:width="14.17323600000pt" svg:height="50.39234000000pt" draw:transform="matrix(0.25198413000 0.00000000000 0.00000000000 0.25198413000 48.21428662467pt 48.45199408461pt)"/>
              <draw:rect draw:style-name="gr21" draw:id="shape36" draw:name="rect987" draw:layer="" svg:width="9.43936640000pt" svg:height="50.39234640000pt" draw:transform="matrix(0.25198413000 0.00000000000 0.00000000000 0.25198413000 48.80714480637pt 48.45196384651pt)"/>
            </draw:g>
            <draw:rect draw:style-name="gr26" draw:id="shape37" draw:name="rect726" draw:layer="" svg:width="260.78740000000pt" svg:height="9.59857760000pt" draw:transform="matrix(0.25198413000 0.00000000000 0.00000000000 0.25198413000 42.14286004407pt 46.03233562708pt)"/>
            <draw:g draw:style-name="gr1" draw:id="shape38" draw:name="g598" svg:y="25.18596043830pt">
              <draw:g draw:style-name="gr1" draw:id="shape39" draw:name="g557" svg:y="9.65866810520pt">
                <draw:rect draw:style-name="gr5" draw:id="shape40" draw:name="rect551" draw:layer="" svg:width="324.99997600000pt" svg:height="14.00000480000pt" draw:transform="matrix(0.26373616585 0.00000000000 0.00000000000 0.22212358886 32.14285674184pt 68.31897514208pt)"/>
                <draw:rect draw:style-name="gr27" draw:id="shape41" draw:name="rect556" draw:layer="" svg:width="262.00000000000pt" svg:height="14.00000480000pt" draw:transform="matrix(0.26373616585 0.00000000000 0.00000000000 0.22212358886 40.31867366357pt 60.54464953215pt)"/>
                <draw:rect draw:style-name="gr28" draw:id="shape42" draw:name="rect555" draw:layer="" svg:width="270.00000000000pt" svg:height="14.00000480000pt" draw:transform="matrix(0.26373616585 0.00000000000 0.00000000000 0.22212358886 39.26372900015pt 61.21102029872pt)"/>
                <draw:rect draw:style-name="gr5" draw:id="shape43" draw:name="rect552" draw:layer="" svg:width="324.99997600000pt" svg:height="14.00000480000pt" draw:transform="matrix(0.26373616585 0.00000000000 0.00000000000 0.22212358886 32.14285674184pt 68.31897514208pt)"/>
                <draw:rect draw:style-name="gr29" draw:id="shape44" draw:name="rect554" draw:layer="" svg:width="285.00000000000pt" svg:height="14.00000480000pt" draw:transform="matrix(0.26373616585 0.00000000000 0.00000000000 0.22212358886 37.41757583916pt 62.98800900956pt)"/>
                <draw:rect draw:style-name="gr30" draw:id="shape45" draw:name="rect553" draw:layer="" svg:width="305.00000000000pt" svg:height="14.00000480000pt" draw:transform="matrix(0.26373616585 0.00000000000 0.00000000000 0.22212358886 34.78021418062pt 65.20924489811pt)"/>
              </draw:g>
              <draw:g draw:style-name="gr1" draw:id="shape46" draw:name="g615" svg:y="9.64114498197pt">
                <draw:rect draw:style-name="gr31" draw:id="shape47" draw:name="rect613" draw:layer="" svg:width="14.99999680000pt" svg:height="50.00000320000pt" draw:transform="matrix(0.23809526872 0.00000000000 0.00000000000 0.21768110855 48.21428763261pt 60.54460435990pt)"/>
                <draw:rect draw:style-name="gr32" draw:id="shape48" draw:name="rect614" draw:layer="" svg:width="9.99999840000pt" svg:height="50.00000320000pt" draw:transform="matrix(0.23809526872 0.00000000000 0.00000000000 0.21768110855 48.80952580442pt 60.54460435990pt)"/>
              </draw:g>
              <draw:g draw:style-name="gr1" draw:id="shape49" draw:name="g621" svg:y="9.64119054587pt">
                <draw:rect draw:style-name="gr31" draw:id="shape50" draw:name="rect622" draw:layer="" svg:width="14.99999680000pt" svg:height="50.00000320000pt" draw:transform="matrix(0.23809526872 0.00000000000 0.00000000000 0.21768110855 98.21429708818pt 60.54464992380pt)"/>
                <draw:rect draw:style-name="gr32" draw:id="shape51" draw:name="rect623" draw:layer="" svg:width="9.99999840000pt" svg:height="50.00000320000pt" draw:transform="matrix(0.23809526872 0.00000000000 0.00000000000 0.21768110855 98.80953525998pt 60.54464992380pt)"/>
              </draw:g>
              <draw:rect draw:style-name="gr33" draw:id="shape52" draw:name="rect993" draw:layer="" svg:width="48.02296480000pt" svg:height="0.00000100000pt" draw:transform="matrix(0.25198413000 0.00000000000 0.00000000000 0.21331414144 58.51066055743pt 69.77032546047pt)"/>
              <draw:rect draw:style-name="gr33" draw:id="shape53" draw:name="rect995" draw:layer="" svg:width="48.02296480000pt" svg:height="0.00000100000pt" draw:transform="matrix(0.25198413000 0.00000000000 0.00000000000 0.21331414144 58.51066055743pt 69.77032546047pt)"/>
              <draw:rect draw:style-name="gr33" draw:id="shape54" draw:name="rect996" draw:layer="" svg:width="48.02296480000pt" svg:height="0.00000100000pt" draw:transform="matrix(0.25198413000 0.00000000000 0.00000000000 0.21331414144 22.77056808205pt 56.50969110754pt)"/>
              <draw:rect draw:style-name="gr33" draw:id="shape55" draw:name="rect997" draw:layer="" svg:width="48.02296480000pt" svg:height="0.00000100000pt" draw:transform="matrix(0.25198413000 0.00000000000 0.00000000000 0.21331414144 6.61716493952pt 50.88926109810pt)"/>
            </draw:g>
            <draw:rect draw:style-name="gr34" draw:id="shape56" draw:name="rect626" draw:layer="" svg:width="11.39100320000pt" svg:height="91.18648800000pt" draw:transform="matrix(0.25198413000 0.00000000000 0.00000000000 0.25198413000 73.68006083422pt 48.45092567190pt)"/>
            <draw:g draw:style-name="gr1" draw:id="shape57" draw:name="g1531" svg:y="5.77085552223pt">
              <draw:path draw:style-name="gr5" draw:id="shape58" draw:name="path801" draw:layer="" svg:width="47.93560672787pt" svg:height="30.04802400384pt" draw:transform="matrix(0.23778532824 0.00000000000 0.00000000000 0.21331414144 94.10714227533pt 42.17690745596pt)" svg:viewBox="0 0 48 30" svg:d="M0 29.9383L0.147828 0.370844C0.147828 0.370844 2.8489 6.16659 23.8582 7.43612C43.7418 6.68562 47.035 3.14137 47.9356 0L47.1121 30.048Z" koffice:nodeTypes="cccccc"/>
              <draw:g draw:style-name="gr1" draw:id="shape59" draw:name="g892" svg:y="6.67586768771pt">
                <draw:path draw:style-name="gr35" draw:id="shape60" draw:name="path893" draw:layer="" svg:width="80.00000000000pt" svg:height="40.00000000000pt" draw:transform="matrix(0.10449151911 0.00000000000 0.00000000000 0.07558389971 95.78373124559pt 38.15655847322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  <draw:path draw:style-name="gr36" draw:id="shape61" draw:name="path894" draw:layer="" svg:width="80.00000000000pt" svg:height="40.00000000000pt" draw:transform="matrix(0.13583859686 0.00000000000 0.00000000000 0.10581720762 94.52978211551pt 40.15212104866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</draw:g>
              <draw:g draw:style-name="gr1" draw:id="shape62" draw:name="g727" svg:y="0.00000000000pt">
                <draw:path draw:style-name="gr37" draw:id="shape63" draw:name="path728" draw:layer="" svg:width="21.24105727761pt" svg:height="42.93725061585pt" draw:transform="matrix(0.09941051796 0.00000000000 0.00000000000 0.09963638278 98.92856924144pt 31.52054468991pt)" svg:viewBox="0 0 21 43" svg:d="M10.5504 0C11.1751 0 34.2889 42.2896 10.5504 42.93C-13.188 43.5713 10.5504 1.2816 10.5504 0Z" koffice:nodeTypes="ccc"/>
                <draw:path draw:style-name="gr38" draw:id="shape64" draw:name="path729" draw:layer="" svg:width="80.00000000000pt" svg:height="40.00000000000pt" draw:transform="matrix(0.08035703035 0.00000000000 0.00000000000 0.03968168909 96.78570633542pt 35.22419155719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  <draw:path draw:style-name="gr39" draw:id="shape65" draw:name="path730" draw:layer="" svg:width="51.72216526773pt" svg:height="40.00000000000pt" draw:transform="matrix(0.04126391366 0.00000000000 0.00000000000 0.03968168909 98.92854270163pt 35.75328074507pt)" svg:viewBox="0 0 52 40" svg:d="M0.699584 40C0.699584 40 0 26.6672 0 26.6672C0 26.6672 4.89231 7.8792 25.8614 0C46.8299 7.8792 51.7222 26.6672 51.7222 26.6672L51.0225 40Z" koffice:nodeTypes="cccccc"/>
                <draw:path draw:style-name="gr40" draw:id="shape66" draw:name="path731" draw:layer="" svg:width="51.72216526773pt" svg:height="40.00000000000pt" draw:transform="matrix(0.08252808445 0.00000000000 0.00000000000 0.05290891879 97.85717603394pt 36.81145700448pt)" svg:viewBox="0 0 52 40" svg:d="M0.699584 40C0.699584 40 0 26.6672 0 26.6672C0 26.6672 4.89231 7.8792 25.8614 0C46.8299 7.8792 51.7222 26.6672 51.7222 26.6672L51.0225 40Z" koffice:nodeTypes="cccccc"/>
                <draw:path draw:style-name="gr40" draw:id="shape67" draw:name="path732" draw:layer="" svg:width="51.72216526773pt" svg:height="40.00000000000pt" draw:transform="matrix(0.08252808445 0.00000000000 0.00000000000 0.05290891879 97.85717603394pt 37.86964441002pt)" svg:viewBox="0 0 52 40" svg:d="M0.699584 40C0.699584 40 0 26.6672 0 26.6672C0 26.6672 4.89231 7.8792 25.8614 0C46.8299 7.8792 51.7222 26.6672 51.7222 26.6672L51.0225 40Z" koffice:nodeTypes="cccccc"/>
                <draw:path draw:style-name="gr41" draw:id="shape68" draw:name="path733" draw:layer="" svg:width="80.00000000000pt" svg:height="40.00000000000pt" draw:transform="matrix(0.08035703035 0.00000000000 0.00000000000 0.10581783758 96.78570633542pt 38.92780529057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  <draw:path draw:style-name="gr41" draw:id="shape69" draw:name="path734" draw:layer="" svg:width="80.00000000000pt" svg:height="40.00000000000pt" draw:transform="matrix(0.08035703035 0.00000000000 0.00000000000 0.10581783758 96.78570633542pt 41.04416204209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  <draw:path draw:style-name="gr42" draw:id="shape70" draw:name="path735" draw:layer="" svg:width="51.72216526773pt" svg:height="40.00000000000pt" draw:transform="matrix(0.08252808445 0.00000000000 0.00000000000 0.13227229697 97.85717603394pt 43.16052359068pt)" svg:viewBox="0 0 52 40" svg:d="M0.699584 40C0.699584 40 0 26.6672 0 26.6672C0 26.6672 4.89231 7.8792 25.8614 0C46.8299 7.8792 51.7222 26.6672 51.7222 26.6672L51.0225 40Z" koffice:nodeTypes="cccccc"/>
                <draw:path draw:style-name="gr43" draw:id="shape71" draw:name="path736" draw:layer="" svg:width="80.00000000000pt" svg:height="40.00000000000pt" draw:transform="matrix(0.08035703035 0.00000000000 0.00000000000 0.07936337818 96.78570633542pt 45.27687977784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</draw:g>
            </draw:g>
            <draw:g draw:style-name="gr1" draw:id="shape72" draw:name="g1546" svg:y="5.77085552223pt">
              <draw:g draw:style-name="gr1" draw:id="shape73" draw:name="g889" svg:y="6.22404497141pt">
                <draw:path draw:style-name="gr35" draw:id="shape74" draw:name="path874" draw:layer="" svg:width="80.00000000000pt" svg:height="40.00000000000pt" draw:transform="matrix(0.10449151911 0.00000000000 0.00000000000 0.07558389971 45.85699030836pt 37.70473575692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  <draw:path draw:style-name="gr36" draw:id="shape75" draw:name="path879" draw:layer="" svg:width="80.00000000000pt" svg:height="40.00000000000pt" draw:transform="matrix(0.13583859686 0.00000000000 0.00000000000 0.10581720762 44.60304117828pt 39.70029833236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</draw:g>
              <draw:path draw:style-name="gr5" draw:id="shape76" draw:name="path800" draw:layer="" svg:width="47.93560672787pt" svg:height="30.04802400384pt" draw:transform="matrix(0.23778532824 0.00000000000 0.00000000000 0.21331414144 44.60744428607pt 42.17690745596pt)" svg:viewBox="0 0 48 30" svg:d="M0 29.9383L0.147828 0.370844C0.147828 0.370844 2.8489 6.16659 23.8582 7.43612C43.7418 6.68562 47.035 3.14137 47.9356 0L47.1121 30.048Z" koffice:nodeTypes="cccccc"/>
              <draw:g draw:style-name="gr1" draw:id="shape77" draw:name="g603" svg:y="0.00000000000pt">
                <draw:path draw:style-name="gr37" draw:id="shape78" draw:name="path583" draw:layer="" svg:width="21.24105727761pt" svg:height="42.93725061585pt" draw:transform="matrix(0.09941051796 0.00000000000 0.00000000000 0.09963638278 48.92857792873pt 31.52054468991pt)" svg:viewBox="0 0 21 43" svg:d="M10.5504 0C11.1751 0 34.2889 42.2896 10.5504 42.93C-13.188 43.5713 10.5504 1.2816 10.5504 0Z" koffice:nodeTypes="ccc"/>
                <draw:path draw:style-name="gr38" draw:id="shape79" draw:name="path582" draw:layer="" svg:width="80.00000000000pt" svg:height="40.00000000000pt" draw:transform="matrix(0.08035703035 0.00000000000 0.00000000000 0.03968168909 46.78571502271pt 35.22419155719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  <draw:path draw:style-name="gr39" draw:id="shape80" draw:name="path581" draw:layer="" svg:width="51.72216526773pt" svg:height="40.00000000000pt" draw:transform="matrix(0.04126391366 0.00000000000 0.00000000000 0.03968168909 48.92855138892pt 35.75328074507pt)" svg:viewBox="0 0 52 40" svg:d="M0.699584 40C0.699584 40 0 26.6672 0 26.6672C0 26.6672 4.89231 7.8792 25.8614 0C46.8299 7.8792 51.7222 26.6672 51.7222 26.6672L51.0225 40Z" koffice:nodeTypes="cccccc"/>
                <draw:path draw:style-name="gr40" draw:id="shape81" draw:name="path580" draw:layer="" svg:width="51.72216526773pt" svg:height="40.00000000000pt" draw:transform="matrix(0.08252808445 0.00000000000 0.00000000000 0.05290891879 47.85718472123pt 36.81145700448pt)" svg:viewBox="0 0 52 40" svg:d="M0.699584 40C0.699584 40 0 26.6672 0 26.6672C0 26.6672 4.89231 7.8792 25.8614 0C46.8299 7.8792 51.7222 26.6672 51.7222 26.6672L51.0225 40Z" koffice:nodeTypes="cccccc"/>
                <draw:path draw:style-name="gr40" draw:id="shape82" draw:name="path579" draw:layer="" svg:width="51.72216526773pt" svg:height="40.00000000000pt" draw:transform="matrix(0.08252808445 0.00000000000 0.00000000000 0.05290891879 47.85718472123pt 37.86964441002pt)" svg:viewBox="0 0 52 40" svg:d="M0.699584 40C0.699584 40 0 26.6672 0 26.6672C0 26.6672 4.89231 7.8792 25.8614 0C46.8299 7.8792 51.7222 26.6672 51.7222 26.6672L51.0225 40Z" koffice:nodeTypes="cccccc"/>
                <draw:path draw:style-name="gr41" draw:id="shape83" draw:name="path576" draw:layer="" svg:width="80.00000000000pt" svg:height="40.00000000000pt" draw:transform="matrix(0.08035703035 0.00000000000 0.00000000000 0.10581783758 46.78571502271pt 38.92780529057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  <draw:path draw:style-name="gr41" draw:id="shape84" draw:name="path575" draw:layer="" svg:width="80.00000000000pt" svg:height="40.00000000000pt" draw:transform="matrix(0.08035703035 0.00000000000 0.00000000000 0.10581783758 46.78571502271pt 41.04416204209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  <draw:path draw:style-name="gr42" draw:id="shape85" draw:name="path578" draw:layer="" svg:width="51.72216526773pt" svg:height="40.00000000000pt" draw:transform="matrix(0.08252808445 0.00000000000 0.00000000000 0.13227229697 47.85718472123pt 43.16052359068pt)" svg:viewBox="0 0 52 40" svg:d="M0.699584 40C0.699584 40 0 26.6672 0 26.6672C0 26.6672 4.89231 7.8792 25.8614 0C46.8299 7.8792 51.7222 26.6672 51.7222 26.6672L51.0225 40Z" koffice:nodeTypes="cccccc"/>
                <draw:path draw:style-name="gr43" draw:id="shape86" draw:name="path574" draw:layer="" svg:width="80.00000000000pt" svg:height="40.00000000000pt" draw:transform="matrix(0.08035703035 0.00000000000 0.00000000000 0.07936337818 46.78571502271pt 45.27687977784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</draw:g>
            </draw:g>
            <draw:g draw:style-name="gr1" draw:id="shape87" draw:name="g1561" svg:y="0.00000000000pt">
              <draw:rect draw:style-name="gr44" draw:id="shape88" draw:name="rect901" draw:layer="" svg:width="68.03150000000pt" svg:height="10.31811920000pt" draw:transform="matrix(0.25198413000 0.00000000000 0.00000000000 0.25198413000 66.42857241410pt 45.61426774906pt)" svg:rx="5.15905952000pt" svg:ry="5.15905952000pt"/>
              <draw:path draw:style-name="gr45" draw:id="shape89" draw:name="path900" draw:layer="" svg:width="141.93103768366pt" svg:height="45.42499929532pt" draw:transform="matrix(0.12599231698 0.00000000000 0.00000000000 0.18898784552 66.07162523515pt 38.57149461708pt)" svg:viewBox="0 0 142 45" svg:d="M141.055 45.425L141.931 0C141.931 0 139.302 11.1421 131.418 11.1421C123.533 11.1421 18.3985 11.1421 10.5139 11.1421C2.62848 11.1421 0 0 0 0L0.875625 45.425Z" koffice:nodeTypes="ccccccc"/>
              <draw:g draw:style-name="gr1" draw:id="shape90" draw:name="g860" svg:y="0.00000000000pt">
                <draw:path draw:style-name="gr46" draw:id="shape91" draw:name="path807" draw:layer="" svg:width="141.93131662326pt" svg:height="29.99746974242pt" draw:transform="matrix(0.10079340002 0.00000000000 0.00000000000 0.14472582514 67.85712743669pt 39.02013306758pt)" svg:viewBox="0 0 142 30" svg:d="M125.102 29.9975L125.429 8.98381C125.429 8.98381 144.301 6.52347 141.682 1.32651C139.062 -3.87037 116.364 7.87927 116.364 7.87927L25.5682 7.87927C25.5682 7.87927 2.86825 -3.87037 0.249369 1.32651C-2.36951 6.52347 16.5026 8.98381 16.5026 8.98381L16.8294 29.9975Z" koffice:nodeTypes="ccccccccc"/>
                <draw:path draw:style-name="gr47" draw:id="shape92" draw:name="path806" draw:layer="" svg:width="141.93131662326pt" svg:height="29.99746974242pt" draw:transform="matrix(0.12095213042 0.00000000000 0.00000000000 0.14472582514 66.42857056549pt 41.43879769970pt)" svg:viewBox="0 0 142 30" svg:d="M125.102 29.9975L125.429 8.98381C125.429 8.98381 144.301 6.52347 141.682 1.32651C139.062 -3.87037 116.364 7.87927 116.364 7.87927L25.5682 7.87927C25.5682 7.87927 2.86825 -3.87037 0.249369 1.32651C-2.36951 6.52347 16.5026 8.98381 16.5026 8.98381L16.8294 29.9975Z" koffice:nodeTypes="ccccccccc"/>
                <draw:path draw:style-name="gr48" draw:id="shape93" draw:name="path814" draw:layer="" svg:width="141.93131662326pt" svg:height="74.93639686529pt" draw:transform="matrix(0.03272064325 0.00000000000 0.00000000000 0.06578272499 72.60713255021pt 25.79144692288pt)" svg:viewBox="0 0 142 75" svg:d="M125.102 74.9364L125.429 54.4619C125.429 54.4619 144.301 52.0646 141.682 47.0012C139.062 41.9377 119.821 32.322 92.165 22.1533C72.7113 17.4322 117.211 1.08947 75.2868 0C36.8192 0.605294 70.9496 18.6427 58.4095 22.8796C27.2969 32.3219 2.86825 41.9377 0.249369 47.0012C-2.36951 52.0646 16.5026 54.4619 16.5026 54.4619L16.8294 74.9364Z" koffice:nodeTypes="cccccccccc"/>
                <draw:path draw:style-name="gr49" draw:id="shape94" draw:name="path808" draw:layer="" svg:width="141.93131662326pt" svg:height="29.99746974242pt" draw:transform="matrix(0.07139340363 0.00000000000 0.00000000000 0.11841137443 69.93968894525pt 34.78743751764pt)" svg:viewBox="0 0 142 30" svg:d="M125.102 29.9975L125.429 8.98381C125.429 8.98381 144.301 6.52347 141.682 1.32651C139.062 -3.87037 116.364 7.87927 116.364 7.87927L25.5682 7.87927C25.5682 7.87927 2.86825 -3.87037 0.249369 1.32651C-2.36951 6.52347 16.5026 8.98381 16.5026 8.98381L16.8294 29.9975Z" koffice:nodeTypes="ccccccccc"/>
                <draw:path draw:style-name="gr50" draw:id="shape95" draw:name="path809" draw:layer="" svg:width="141.93131662326pt" svg:height="29.99746974242pt" draw:transform="matrix(0.08567460420 0.00000000000 0.00000000000 0.11841137443 68.92856612184pt 36.76635960481pt)" svg:viewBox="0 0 142 30" svg:d="M125.102 29.9975L125.429 8.98381C125.429 8.98381 144.301 6.52347 141.682 1.32651C139.062 -3.87037 116.364 7.87927 116.364 7.87927L25.5682 7.87927C25.5682 7.87927 2.86825 -3.87037 0.249369 1.32651C-2.36951 6.52347 16.5026 8.98381 16.5026 8.98381L16.8294 29.9975Z" koffice:nodeTypes="ccccccccc"/>
                <draw:path draw:style-name="gr51" draw:id="shape96" draw:name="path810" draw:layer="" svg:width="141.93131662326pt" svg:height="29.99746974242pt" draw:transform="matrix(0.04619675452 0.00000000000 0.00000000000 0.08040385215 71.72603622475pt 32.30147017952pt)" svg:viewBox="0 0 142 30" svg:d="M125.102 29.9975L125.429 8.98381C125.429 8.98381 144.301 6.52347 141.682 1.32651C139.062 -3.87037 116.364 7.87927 116.364 7.87927L25.5682 7.87927C25.5682 7.87927 2.86825 -3.87037 0.249369 1.32651C-2.36951 6.52347 16.5026 8.98381 16.5026 8.98381L16.8294 29.9975Z" koffice:nodeTypes="ccccccccc"/>
                <draw:path draw:style-name="gr52" draw:id="shape97" draw:name="path811" draw:layer="" svg:width="141.93131662326pt" svg:height="29.99746974242pt" draw:transform="matrix(0.05543650860 0.00000000000 0.00000000000 0.08040385215 71.07142158736pt 33.64541241783pt)" svg:viewBox="0 0 142 30" svg:d="M125.102 29.9975L125.429 8.98381C125.429 8.98381 144.301 6.52347 141.682 1.32651C139.062 -3.87037 116.364 7.87927 116.364 7.87927L25.5682 7.87927C25.5682 7.87927 2.86825 -3.87037 0.249369 1.32651C-2.36951 6.52347 16.5026 8.98381 16.5026 8.98381L16.8294 29.9975Z" koffice:nodeTypes="ccccccccc"/>
                <draw:path draw:style-name="gr48" draw:id="shape98" draw:name="path812" draw:layer="" svg:width="141.93131662326pt" svg:height="29.99746974242pt" draw:transform="matrix(0.03272064325 0.00000000000 0.00000000000 0.06578272499 72.68012731299pt 29.95012070722pt)" svg:viewBox="0 0 142 30" svg:d="M125.102 29.9975L125.429 8.98381C125.429 8.98381 144.301 6.52347 141.682 1.32651C139.062 -3.87037 116.364 7.87927 116.364 7.87927L25.5682 7.87927C25.5682 7.87927 2.86825 -3.87037 0.249369 1.32651C-2.36951 6.52347 16.5026 8.98381 16.5026 8.98381L16.8294 29.9975Z" koffice:nodeTypes="ccccccccc"/>
                <draw:path draw:style-name="gr53" draw:id="shape99" draw:name="path813" draw:layer="" svg:width="141.93131662326pt" svg:height="29.99746974242pt" draw:transform="matrix(0.03926744293 0.00000000000 0.00000000000 0.06578272499 72.21703422662pt 31.04945691085pt)" svg:viewBox="0 0 142 30" svg:d="M125.102 29.9975L125.429 8.98381C125.429 8.98381 144.301 6.52347 141.682 1.32651C139.062 -3.87037 116.364 7.87927 116.364 7.87927L25.5682 7.87927C25.5682 7.87927 2.86825 -3.87037 0.249369 1.32651C-2.36951 6.52347 16.5026 8.98381 16.5026 8.98381L16.8294 29.9975Z" koffice:nodeTypes="ccccccccc"/>
              </draw:g>
              <draw:g draw:style-name="gr1" draw:id="shape100" draw:name="g789" svg:y="5.52178636943pt">
                <draw:path draw:style-name="gr54" draw:id="shape101" draw:name="path767" draw:layer="" svg:width="80.00000000000pt" svg:height="40.00000000000pt" draw:transform="matrix(0.04464302038 0.00000000000 0.00000000000 0.04535037316 73.21427855376pt 31.22043238718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  <draw:path draw:style-name="gr54" draw:id="shape102" draw:name="path766" draw:layer="" svg:width="80.00000000000pt" svg:height="40.00000000000pt" draw:transform="matrix(0.06250012773 0.00000000000 0.00000000000 0.04535037316 72.49999929918pt 32.42977680903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  <draw:path draw:style-name="gr55" draw:id="shape103" draw:name="path765" draw:layer="" svg:width="80.00000000000pt" svg:height="40.00000000000pt" draw:transform="matrix(0.07142868141 0.00000000000 0.00000000000 0.06046709310 72.14284959253pt 33.94031150799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  <draw:path draw:style-name="gr35" draw:id="shape104" draw:name="path764" draw:layer="" svg:width="80.00000000000pt" svg:height="40.00000000000pt" draw:transform="matrix(0.08928578877 0.00000000000 0.00000000000 0.07558381305 71.42857033795pt 35.93457271271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  <draw:path draw:style-name="gr56" draw:id="shape105" draw:name="path762" draw:layer="" svg:width="22.76168764688pt" svg:height="18.55502822265pt" draw:transform="matrix(0.23260075477 0.00000000000 0.00000000000 0.16980189624 72.41953973031pt 41.09691349304pt)" svg:viewBox="0 0 23 19" svg:d="M0 0L11.0555 18.555L22.7617 0Z" koffice:nodeTypes="cccc"/>
                <draw:path draw:style-name="gr57" draw:id="shape106" draw:name="path763" draw:layer="" svg:width="80.00000000000pt" svg:height="40.00000000000pt" draw:transform="matrix(0.10714289612 0.00000000000 0.00000000000 0.08423178166 70.71429108337pt 38.07384606960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  <draw:path draw:style-name="gr5" draw:id="shape107" draw:name="path760" draw:layer="" svg:width="22.76168764688pt" svg:height="18.55502822265pt" draw:transform="matrix(0.25198413000 0.00000000000 0.00000000000 0.21331414144 72.20450855238pt 44.52967587297pt)" svg:viewBox="0 0 23 19" svg:d="M0 0L11.0555 18.555L22.7617 0Z" koffice:nodeTypes="cccc"/>
                <draw:path draw:style-name="gr36" draw:id="shape108" draw:name="path761" draw:layer="" svg:width="80.00000000000pt" svg:height="40.00000000000pt" draw:transform="matrix(0.11607144980 0.00000000000 0.00000000000 0.10581725295 70.35714137671pt 40.73565134972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  <draw:path draw:style-name="gr36" draw:id="shape109" draw:name="path746" draw:layer="" svg:width="80.00000000000pt" svg:height="40.00000000000pt" draw:transform="matrix(0.11607144980 0.00000000000 0.00000000000 0.10581725295 70.35714137671pt 44.21856103204pt)" svg:viewBox="0 0 80 40" svg:d="M14.7368 40L0 23.636C4.9128 19.3936 14.0344 26.6672 14.0344 26.6672C14.0344 26.6672 18.9464 7.8792 40 0C61.0528 7.8792 65.9648 26.6672 65.9648 26.6672C65.9648 26.6672 75.0872 19.3936 80 23.636L65.2624 40Z" koffice:nodeTypes="cccccccc"/>
              </draw:g>
            </draw:g>
            <draw:g draw:style-name="gr1" draw:id="shape110" draw:name="g1584" svg:y="27.56353068480pt">
              <draw:rect draw:style-name="gr17" draw:id="shape111" draw:name="rect644" draw:layer="" svg:width="4.99987104000pt" svg:height="21.58908560000pt" draw:transform="matrix(0.25198413000 0.00000000000 0.00000000000 0.25198413000 57.52143133924pt 53.27166651848pt)"/>
              <draw:rect draw:style-name="gr17" draw:id="shape112" draw:name="rect649" draw:layer="" svg:width="4.99987104000pt" svg:height="21.58908560000pt" draw:transform="matrix(0.25198413000 0.00000000000 0.00000000000 0.25198413000 61.80516154924pt 53.27116517086pt)"/>
              <draw:rect draw:style-name="gr17" draw:id="shape113" draw:name="rect650" draw:layer="" svg:width="4.99987104000pt" svg:height="21.58908560000pt" draw:transform="matrix(0.25198413000 0.00000000000 0.00000000000 0.25198413000 59.78928850924pt 53.27105591054pt)"/>
              <draw:rect draw:style-name="gr17" draw:id="shape114" draw:name="rect652" draw:layer="" svg:width="4.99987104000pt" svg:height="21.58908560000pt" draw:transform="matrix(0.25198413000 0.00000000000 0.00000000000 0.25198413000 82.67857135462pt 53.27136353277pt)"/>
              <draw:rect draw:style-name="gr17" draw:id="shape115" draw:name="rect653" draw:layer="" svg:width="4.99987104000pt" svg:height="21.58908560000pt" draw:transform="matrix(0.25198413000 0.00000000000 0.00000000000 0.25198413000 91.24602572700pt 53.27110046133pt)"/>
              <draw:rect draw:style-name="gr17" draw:id="shape116" draw:name="rect654" draw:layer="" svg:width="4.99987104000pt" svg:height="21.58908560000pt" draw:transform="matrix(0.25198413000 0.00000000000 0.00000000000 0.25198413000 86.96230156462pt 53.27086057244pt)"/>
              <draw:rect draw:style-name="gr17" draw:id="shape117" draw:name="rect655" draw:layer="" svg:width="4.99987104000pt" svg:height="21.58908560000pt" draw:transform="matrix(0.25198413000 0.00000000000 0.00000000000 0.25198413000 84.94642852462pt 53.27075131212pt)"/>
              <draw:rect draw:style-name="gr17" draw:id="shape118" draw:name="rect656" draw:layer="" svg:width="4.99987104000pt" svg:height="21.58908560000pt" draw:transform="matrix(0.25198413000 0.00000000000 0.00000000000 0.25198413000 88.97817460462pt 53.27074667562pt)"/>
              <draw:rect draw:style-name="gr17" draw:id="shape119" draw:name="rect648" draw:layer="" svg:width="4.99987104000pt" svg:height="21.58908560000pt" draw:transform="matrix(0.25198413000 0.00000000000 0.00000000000 0.25198413000 66.08888571162pt 53.27140344705pt)"/>
              <draw:rect draw:style-name="gr17" draw:id="shape120" draw:name="rect651" draw:layer="" svg:width="4.99987104000pt" svg:height="21.58908560000pt" draw:transform="matrix(0.25198413000 0.00000000000 0.00000000000 0.25198413000 63.82103458924pt 53.27105127403pt)"/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04:00</dc:date>
    <meta:creation-date>2011-05-22T06:12:06</meta:creation-date>
    <dc:creator>Yue Liu</dc:creator>
  </office:meta>
</office:document-meta>
</file>